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9b8" officeooo:paragraph-rsid="000ff9b8"/>
    </style:style>
    <style:style style:name="P2" style:family="paragraph" style:parent-style-name="Standard">
      <style:text-properties officeooo:rsid="000ff9b8" officeooo:paragraph-rsid="000ff9b8"/>
    </style:style>
    <style:style style:name="P3" style:family="paragraph" style:parent-style-name="Standard">
      <style:text-properties officeooo:rsid="002a0208" officeooo:paragraph-rsid="002a0208"/>
    </style:style>
    <style:style style:name="P4" style:family="paragraph" style:parent-style-name="Standard">
      <style:text-properties officeooo:rsid="002a0208" officeooo:paragraph-rsid="002bdbb4"/>
    </style:style>
    <style:style style:name="P5" style:family="paragraph" style:parent-style-name="Standard">
      <style:text-properties officeooo:rsid="002bdbb4" officeooo:paragraph-rsid="002bdbb4"/>
    </style:style>
    <style:style style:name="T1" style:family="text">
      <style:text-properties officeooo:rsid="002a02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<text:span text:style-name="T1">INICIALES</text:span> PL/SQL</text:p>
      <text:p text:style-name="P1"/>
      <text:p text:style-name="P1">1.- Codificar un bloque anónimo que visualice <text:span text:style-name="T1">las tablas de multiplicar del 1 al número leído por teclado.</text:span></text:p>
      <text:p text:style-name="P3">Por ejemplo:</text:p>
      <text:p text:style-name="P3">DameNumero: 4</text:p>
      <text:p text:style-name="P3">TABLA DEL 1</text:p>
      <text:p text:style-name="P3">1X1=1</text:p>
      <text:p text:style-name="P3">….</text:p>
      <text:p text:style-name="P3">1X10=10</text:p>
      <text:p text:style-name="P3">TABLA DEL 2</text:p>
      <text:p text:style-name="P3">2X1=1</text:p>
      <text:p text:style-name="P3">….</text:p>
      <text:p text:style-name="P3">2X10=10</text:p>
      <text:p text:style-name="P3">TABLA DEL 3</text:p>
      <text:p text:style-name="P3">3X1=1</text:p>
      <text:p text:style-name="P3">….</text:p>
      <text:p text:style-name="P3">3X10=10</text:p>
      <text:p text:style-name="P3">TABLA DEL 4</text:p>
      <text:p text:style-name="P3">4X1=1</text:p>
      <text:p text:style-name="P3">….</text:p>
      <text:p text:style-name="P3">4X10=10</text:p>
      <text:p text:style-name="P3"/>
      <text:p text:style-name="P3">2.- Visualizar la serie de <text:s/>números empezando por 1 hasta el <text:s/>número leído por teclado y visualizar su media.</text:p>
      <text:p text:style-name="P3">Por ejemplo:</text:p>
      <text:p text:style-name="P3">DameNumero: 4</text:p>
      <text:p text:style-name="P3">1 2 3 4 </text:p>
      <text:p text:style-name="P3">La media es 2,5</text:p>
      <text:p text:style-name="P3"/>
      <text:p text:style-name="P3">3.- Visualizar la serie de <text:s/>números pares empezando por 2 hasta el <text:s/>número leído por teclado y visualizar su media.</text:p>
      <text:p text:style-name="P3">Por ejemplo:</text:p>
      <text:p text:style-name="P3">DameNumero: 9</text:p>
      <text:p text:style-name="P3">2 4 6 8</text:p>
      <text:p text:style-name="P3">La media es 5</text:p>
      <text:p text:style-name="P3"/>
      <text:p text:style-name="P3">4.- Visualizar la serie de <text:s/>números impares empezando por 1 hasta el <text:s/>número leído por teclado y visualizar su media.</text:p>
      <text:p text:style-name="P3">Por ejemplo:</text:p>
      <text:p text:style-name="P3">DameNumero: 10</text:p>
      <text:p text:style-name="P3">1 3 5 7 9</text:p>
      <text:p text:style-name="P3">La media es 5</text:p>
      <text:p text:style-name="P3"/>
      <text:p text:style-name="P5">5.- Se leerá un número y un carácter:</text:p>
      <text:p text:style-name="P5">DameNumero: 4</text:p>
      <text:p text:style-name="P5">DameCarácter: #</text:p>
      <text:p text:style-name="P5">Y se visualizará la siguiente figura:</text:p>
      <text:p text:style-name="P5">####</text:p>
      <text:p text:style-name="P5">####</text:p>
      <text:p text:style-name="P5">####</text:p>
      <text:p text:style-name="P5">####</text:p>
      <text:p text:style-name="P5"><text:soft-page-break/>6.- <text:s/>Se leerá un número y un carácter:</text:p>
      <text:p text:style-name="P5">DameNumero: 4</text:p>
      <text:p text:style-name="P5">DameCarácter: #</text:p>
      <text:p text:style-name="P5">Y se visualizará la siguiente figura:</text:p>
      <text:p text:style-name="P5">####</text:p>
      <text:p text:style-name="P5">###</text:p>
      <text:p text:style-name="P5">##</text:p>
      <text:p text:style-name="P5">#</text:p>
      <text:p text:style-name="P5"/>
      <text:p text:style-name="P5">7.- Se leerá un número y un carácter:</text:p>
      <text:p text:style-name="P5">DameNumero: 4</text:p>
      <text:p text:style-name="P5">DameCarácter: #</text:p>
      <text:p text:style-name="P5">Y se visualizará la siguiente figura:</text:p>
      <text:p text:style-name="P5">#</text:p>
      <text:p text:style-name="P5">##</text:p>
      <text:p text:style-name="P5">###</text:p>
      <text:p text:style-name="P5">####</text:p>
      <text:p text:style-name="P5"/>
      <text:p text:style-name="P5">8.- Se leerá un número:</text:p>
      <text:p text:style-name="P5">DameNumero: 6</text:p>
      <text:p text:style-name="P5">Y se visualizará la siguiente figura:</text:p>
      <text:p text:style-name="P5">1</text:p>
      <text:p text:style-name="P5">21</text:p>
      <text:p text:style-name="P5">123</text:p>
      <text:p text:style-name="P5">4321</text:p>
      <text:p text:style-name="P5">12345</text:p>
      <text:p text:style-name="P5">654321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1:50:19.873914271</meta:creation-date>
    <dc:date>2018-03-08T09:31:46.900994795</dc:date>
    <meta:editing-duration>PT3H16M7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68" meta:word-count="230" meta:character-count="1177" meta:non-whitespace-character-count="1007"/>
  </office:meta>
</office:document-meta>
</file>